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F000000AF1753BBDE4829A571.png" manifest:media-type="image/png"/>
  <manifest:file-entry manifest:full-path="Pictures/100098600000181500001815AB738F6A2DE63F57.svg" manifest:media-type="image/svg+xml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0201000000C6000000C6623955C5E2AD4739.png" manifest:media-type="image/png"/>
  <manifest:file-entry manifest:full-path="Pictures/10000201000000BC0000007273F876D68797902D.png" manifest:media-type="image/png"/>
  <manifest:file-entry manifest:full-path="Pictures/1000B3A200001B4900001B4955C2767822D49189.svg" manifest:media-type="image/svg+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8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937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15cm" svg:height="13.2cm" svg:x="1.893cm" svg:y="2cm">
          <draw:image xlink:href="Pictures/10000000000003D5000003380573CF12617EBF72.png" xlink:type="simple" xlink:show="embed" xlink:actuate="onLoad">
            <text:p/>
          </draw:image>
        </draw:frame>
        <draw:frame draw:style-name="gr1" draw:text-style-name="P1" draw:layer="layout" svg:width="23.536cm" svg:height="11.92cm" svg:x="31.264cm" svg:y="24.1cm">
          <draw:image xlink:href="Pictures/10000201000000BC0000007273F876D68797902D.png" xlink:type="simple" xlink:show="embed" xlink:actuate="onLoad">
            <text:p/>
          </draw:image>
        </draw:frame>
        <draw:frame draw:style-name="gr2" draw:text-style-name="P2" draw:layer="layout" svg:width="15.8cm" svg:height="14.1cm" svg:x="1.8cm" svg:y="1.2cm">
          <draw:text-box>
            <text:p>Frame Development Cycle</text:p>
          </draw:text-box>
        </draw:frame>
        <draw:frame draw:style-name="gr3" draw:layer="layout" svg:width="7.008cm" svg:height="7.008cm" svg:x="52.591cm" svg:y="1.891cm">
          <draw:image xlink:href="Pictures/1000B3A200001B4900001B4955C2767822D49189.svg" xlink:type="simple" xlink:show="embed" xlink:actuate="onLoad">
            <text:p/>
            <text:p/>
            <text:p/>
            <text:p/>
            <text:p/>
            <text:p/>
            <text:p/>
            <text:p/>
            <text:p/>
            <text:p><text:span text:style-name="T1">Telegram Bot</text:span></text:p>
          </draw:image>
          <draw:image xlink:href="Pictures/10000201000000C6000000C6623955C5E2AD4739.png" xlink:type="simple" xlink:show="embed" xlink:actuate="onLoad"/>
        </draw:frame>
        <draw:frame draw:style-name="standard" draw:layer="layout" svg:width="23.032cm" svg:height="16.52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ommand</text:p>
              </table:table-cell>
              <table:table-cell>
                <text:p text:style-name="P3">Parameters</text:p>
              </table:table-cell>
              <table:table-cell>
                <text:p text:style-name="P3">Description</text:p>
              </table:table-cell>
            </table:table-row>
            <table:table-row table:style-name="ro2" table:default-cell-style-name="ce2">
              <table:table-cell>
                <text:p text:style-name="P4">help</text:p>
              </table:table-cell>
              <table:table-cell>
                <text:p text:style-name="P4">n/a</text:p>
              </table:table-cell>
              <table:table-cell>
                <text:p text:style-name="P4">Show help menu.</text:p>
              </table:table-cell>
            </table:table-row>
            <table:table-row table:style-name="ro2" table:default-cell-style-name="ce2">
              <table:table-cell>
                <text:p text:style-name="P4">pickcolour</text:p>
              </table:table-cell>
              <table:table-cell>
                <text:p text:style-name="P4">Pick from list of tints.</text:p>
              </table:table-cell>
              <table:table-cell>
                <text:p text:style-name="P4">Preset tints/colours.</text:p>
              </table:table-cell>
            </table:table-row>
            <table:table-row table:style-name="ro2" table:default-cell-style-name="ce2">
              <table:table-cell>
                <text:p text:style-name="P4">pickmode</text:p>
              </table:table-cell>
              <table:table-cell>
                <text:p text:style-name="P4">Pick from list of modes.</text:p>
              </table:table-cell>
              <table:table-cell>
                <text:p text:style-name="P4">Change mode.</text:p>
              </table:table-cell>
            </table:table-row>
            <table:table-row table:style-name="ro2" table:default-cell-style-name="ce2">
              <table:table-cell>
                <text:p text:style-name="P4">tint</text:p>
              </table:table-cell>
              <table:table-cell>
                <text:p text:style-name="P4">Percentage</text:p>
              </table:table-cell>
              <table:table-cell>
                <text:p text:style-name="P4">Sets tint of lenses.</text:p>
              </table:table-cell>
            </table:table-row>
            <table:table-row table:style-name="ro2" table:default-cell-style-name="ce2">
              <table:table-cell>
                <text:p text:style-name="P4">image</text:p>
              </table:table-cell>
              <table:table-cell>
                <text:p text:style-name="P4">n/a</text:p>
              </table:table-cell>
              <table:table-cell>
                <text:p text:style-name="P4">Shows most recent image.</text:p>
              </table:table-cell>
            </table:table-row>
            <table:table-row table:style-name="ro2" table:default-cell-style-name="ce2">
              <table:table-cell>
                <text:p text:style-name="P4">up</text:p>
              </table:table-cell>
              <table:table-cell>
                <text:p text:style-name="P4">n/a</text:p>
              </table:table-cell>
              <table:table-cell>
                <text:p text:style-name="P4">See if the system is up.</text:p>
              </table:table-cell>
            </table:table-row>
            <table:table-row table:style-name="ro2" table:default-cell-style-name="ce2">
              <table:table-cell>
                <text:p text:style-name="P4">temp</text:p>
              </table:table-cell>
              <table:table-cell>
                <text:p text:style-name="P4">n/a</text:p>
              </table:table-cell>
              <table:table-cell>
                <text:p text:style-name="P4">See CPU temp.</text:p>
              </table:table-cell>
            </table:table-row>
            <table:table-row table:style-name="ro2" table:default-cell-style-name="ce2">
              <table:table-cell>
                <text:p text:style-name="P4">start</text:p>
              </table:table-cell>
              <table:table-cell>
                <text:p text:style-name="P4">n/a</text:p>
              </table:table-cell>
              <table:table-cell>
                <text:p text:style-name="P4">Starts shades.</text:p>
              </table:table-cell>
            </table:table-row>
            <table:table-row table:style-name="ro2" table:default-cell-style-name="ce2">
              <table:table-cell>
                <text:p text:style-name="P4">stop</text:p>
              </table:table-cell>
              <table:table-cell>
                <text:p text:style-name="P4">n/a</text:p>
              </table:table-cell>
              <table:table-cell>
                <text:p text:style-name="P4">Stops shades.</text:p>
              </table:table-cell>
            </table:table-row>
            <table:table-row table:style-name="ro2" table:default-cell-style-name="ce2">
              <table:table-cell>
                <text:p text:style-name="P4">exit</text:p>
              </table:table-cell>
              <table:table-cell>
                <text:p text:style-name="P4">Admin only</text:p>
              </table:table-cell>
              <table:table-cell>
                <text:p text:style-name="P4">Exits program.</text:p>
              </table:table-cell>
            </table:table-row>
            <table:table-row table:style-name="ro2" table:default-cell-style-name="ce2">
              <table:table-cell>
                <text:p text:style-name="P4">reboot</text:p>
              </table:table-cell>
              <table:table-cell>
                <text:p text:style-name="P4">Admin only</text:p>
              </table:table-cell>
              <table:table-cell>
                <text:p text:style-name="P4">Reboots system.</text:p>
              </table:table-cell>
            </table:table-row>
            <table:table-row table:style-name="ro2" table:default-cell-style-name="ce2">
              <table:table-cell>
                <text:p text:style-name="P4">halt</text:p>
              </table:table-cell>
              <table:table-cell>
                <text:p text:style-name="P4">Admin only</text:p>
              </table:table-cell>
              <table:table-cell>
                <text:p text:style-name="P4">Shutdown system.</text:p>
              </table:table-cell>
            </table:table-row>
            <table:table-row table:style-name="ro2" table:default-cell-style-name="ce2">
              <table:table-cell>
                <text:p text:style-name="P4">uprecords</text:p>
              </table:table-cell>
              <table:table-cell>
                <text:p text:style-name="P4">n/a</text:p>
              </table:table-cell>
              <table:table-cell>
                <text:p text:style-name="P4">See up time.</text:p>
              </table:table-cell>
            </table:table-row>
            <table:table-row table:style-name="ro2" table:default-cell-style-name="ce2">
              <table:table-cell>
                <text:p text:style-name="P4">debug</text:p>
              </table:table-cell>
              <table:table-cell>
                <text:p text:style-name="P4">n/a</text:p>
              </table:table-cell>
              <table:table-cell>
                <text:p text:style-name="P4">Toggles debug.</text:p>
              </table:table-cell>
            </table:table-row>
            <table:table-row table:style-name="ro2" table:default-cell-style-name="ce2">
              <table:table-cell>
                <text:p text:style-name="P4">colourset</text:p>
              </table:table-cell>
              <table:table-cell>
                <text:p text:style-name="P4">fore/back@0/255,0/255,0/255</text:p>
              </table:table-cell>
              <table:table-cell>
                <text:p text:style-name="P4">Set specific colour.</text:p>
              </table:table-cell>
            </table:table-row>
            <table:table-row table:style-name="ro2" table:default-cell-style-name="ce2">
              <table:table-cell>
                <text:p text:style-name="P4">allowallids</text:p>
              </table:table-cell>
              <table:table-cell>
                <text:p text:style-name="P4">Admin only</text:p>
              </table:table-cell>
              <table:table-cell>
                <text:p text:style-name="P4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164cm" svg:height="6.164cm" svg:x="13.8cm" svg:y="20.436cm">
          <draw:image xlink:href="Pictures/100098600000181500001815AB738F6A2DE63F57.svg" xlink:type="simple" xlink:show="embed" xlink:actuate="onLoad">
            <text:p/>
          </draw:image>
          <draw:image xlink:href="Pictures/10000201000000AF000000AF1753BBDE4829A57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hatch" draw:fill-gradient-name="Gradient_20_2" draw:fill-hatch-name="Black_20_0_20_Degrees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4-30T17:38:45.032254137</dc:date>
    <meta:editing-duration>PT45M18S</meta:editing-duration>
    <meta:editing-cycles>11</meta:editing-cycles>
    <meta:generator>LibreOffice/5.4.6.2$Linux_X86_64 LibreOffice_project/40m0$Build-2</meta:generator>
    <meta:document-statistic meta:object-count="6"/>
  </office:meta>
</office:document-meta>
</file>